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0041" draw:textarea-horizontal-align="justify" draw:textarea-vertical-align="middle" draw:auto-grow-height="false" fo:min-height="0.766cm" fo:min-width="13.089cm"/>
      <style:paragraph-properties style:writing-mode="lr-tb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1.528cm" fo:min-width="13.089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909cm" fo:min-width="2.421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1.909cm" fo:min-width="2.548cm"/>
      <style:paragraph-properties style:writing-mode="lr-tb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1.909cm" fo:min-width="6.358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147cm" fo:min-width="2.421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274cm" fo:min-width="2.421cm"/>
      <style:paragraph-properties style:writing-mode="lr-tb"/>
    </style:style>
    <style:style style:name="gr8" style:family="graphic" style:parent-style-name="standard">
      <style:graphic-properties svg:stroke-color="#3465a4" draw:fill-color="#729fcf" draw:textarea-horizontal-align="justify" draw:textarea-vertical-align="middle" draw:auto-grow-height="false" fo:min-height="0.512cm" fo:min-width="9.66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2.925cm" fo:min-width="3.05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dee7e5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4" draw:style-name="gr1" draw:text-style-name="P2" draw:layer="layout" svg:width="13.589cm" svg:height="1.016cm" svg:x="2.27cm" svg:y="13.446cm">
          <text:p text:style-name="P1">VideoCore4 chi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589cm" svg:height="1.778cm" svg:x="2.27cm" svg:y="11.414cm">
          <text:p text:style-name="P1">Little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921cm" svg:height="2.159cm" svg:x="2.27cm" svg:y="9.001cm">
          <text:p text:style-name="P1">Linux,</text:p>
          <text:p text:style-name="P1">uPyth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2.159cm" svg:x="12.811cm" svg:y="9.001cm">
          <text:p text:style-name="P1">GPGPUd,</text:p>
          <text:p text:style-name="P1">GPI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858cm" svg:height="2.159cm" svg:x="5.572cm" svg:y="9.001cm">
          <text:p text:style-name="P1">Libmetal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397cm" svg:x="2.27cm" svg:y="7.35cm">
          <text:p text:style-name="P1">Metalpi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397cm" svg:x="5.572cm" svg:y="7.35cm">
          <text:p text:style-name="P1">Python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921cm" svg:height="1.524cm" svg:x="2.27cm" svg:y="5.572cm">
          <text:p text:style-name="P1">Shell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921cm" svg:height="1.524cm" svg:x="5.572cm" svg:y="5.572cm">
          <text:p text:style-name="P1">Pyth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16cm" svg:height="0.762cm" svg:x="2.27cm" svg:y="4.55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56cm" svg:height="3.175cm" svg:x="8.874cm" svg:y="5.572cm">
          <text:p text:style-name="P1">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30T19:02:09.653667912</meta:creation-date>
    <dc:date>2021-04-02T10:20:13.456537302</dc:date>
    <meta:editing-duration>PT19M27S</meta:editing-duration>
    <meta:editing-cycles>6</meta:editing-cycles>
    <meta:generator>LibreOffice/6.4.7.2$Linux_X86_64 LibreOffice_project/40$Build-2</meta:generator>
    <meta:document-statistic meta:object-count="11"/>
  </office:meta>
</office:document-meta>
</file>